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740c8" officeooo:paragraph-rsid="001740c8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text-input text:description="">{{ person.name }}</text:text-input>. Proffisão: <text:s/><text:text-input text:description="">{{ person.profession }}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1</meta:editing-cycles>
    <meta:creation-date>2023-11-10T08:24:00</meta:creation-date>
    <dc:date>2023-11-15T19:46:32.763057162</dc:date>
    <dc:language>pt-BR</dc:language>
    <meta:editing-duration>PT1H37M6S</meta:editing-duration>
    <meta:generator>LibreOffice/7.5.8.2$Linux_X86_64 LibreOffice_project/50$Build-2</meta:generator>
    <meta:document-statistic meta:table-count="0" meta:image-count="0" meta:object-count="0" meta:page-count="1" meta:paragraph-count="1" meta:word-count="13" meta:character-count="64" meta:non-whitespace-character-count="56"/>
    <meta:user-defined meta:name="AppVersion">16.0000</meta:user-defined>
    <meta:template xlink:type="simple" xlink:actuate="onRequest" xlink:title="Normal.dotm" xlink:href=""/>
  </office:meta>
</office:document-meta>
</file>